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7" style:family="table-column">
      <style:table-column-properties fo:break-before="auto" style:column-width="208.4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8" office:value-type="string" calcext:value-type="string">
            <text:p>Freak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8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office:value-type="string" calcext:value-type="string">
            <text:p>Play in the Background</text:p>
          </table:table-cell>
          <table:table-cell/>
          <table:table-cell table:style-name="ce8" office:value-type="string" calcext:value-type="string">
            <text:p>Mart Cart Madness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table:style-name="ce8"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/00/0000</text:date>, <text:time style:data-style-name="N2" text:time-value="20:24:45.095964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6-22T20:42:18.705187197</dc:date>
    <meta:editing-duration>P4DT1H51M29S</meta:editing-duration>
    <meta:editing-cycles>200</meta:editing-cycles>
    <meta:generator>LibreOffice/5.1.6.2$Linux_X86_64 LibreOffice_project/10m0$Build-2</meta:generator>
    <meta:document-statistic meta:table-count="2" meta:cell-count="198" meta:object-count="0"/>
  </office:meta>
</office:document-meta>
</file>